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eckblatt</text:p>
      <text:p text:style-name="Standard">Deckblatt</text:p>
      <text:p text:style-name="Standard">Thema: Kryptographie</text:p>
      <text:p text:style-name="Standard">Ort: Trittau</text:p>
      <text:p text:style-name="Standard">Zeitraum: 04.03.2015-17.05.0215</text:p>
      <text:p text:style-name="Standard">Teammitglieder: Paul, Mikro,Jan, Thore, Fabian K., Henrik.</text:p>
      <text:p text:style-name="Standard"/>
      <text:p text:style-name="Standard">B Einführung</text:p>
      <text:p text:style-name="Standard">Ziel dieses Projektes ist es, ein Programm selber zu schreiben, welches in der Lage ist, die gängisten modernen Verschlüsselungsverfahren durchzuführen. Hierfür muss sowohl die Funktionsweise verstanden werden, diese programmiertechnisch umgesetzt und mit einer selbstgestalteten Benutzeroberfläche verknüpft werden. Ein weiteres Ziel ist es, die Kryptographie in die Schule zu "bringen" und somit auf die Aktualität hinzuweisen.</text:p>
      <text:p text:style-name="Standard">Der Schwerpunkt dieses Projektes liegt in der Mathematik und der Programmierung. Hier bot sich uns die Möglichkeit mathematisches und informatisches Intresse mit einem sozial und politisch relevanten Thema zu verknüpfen.</text:p>
      <text:p text:style-name="Standard"/>
      <text:p text:style-name="Standard"/>
      <text:p text:style-name="Standard">C Prozess</text:p>
      <text:p text:style-name="Standard">Da die gesamte Arbeit am PC stattfand, mussten wir nicht auf Materialien zurückgreifen.</text:p>
      <text:p text:style-name="Standard">Um den Punkt Materialauswahl trotzdem zu bearbeiten, nennen wir hier die Programme und Infrastrukturen, die wir verwendet haben:</text:p>
      <text:p text:style-name="Standard"/>
      <text:p text:style-name="Standard">Infrastruktur</text:p>
      <text:p text:style-name="Standard">Da wir, wie später noch erläutert, arbeitsteilig gearbeitet haben und somit viele einzelne Skripte oder Teilprogramme hatten, mussten wir diese miteinander synchonieren, um arbeiten zu können. Hierfür haben wir Git verwendet, welches das mit Abstand am <text:s/>häufigsten verwendete SCM (Source Control Managment) ist. Da es wie gesagt auch in der Wirtschaft weit verbreitet ist, können <text:s/>Erfahrungen im Umgang mit Git ggf. später noch von Vorteil sein.</text:p>
      <text:p text:style-name="Standard">Um diese Git-Projekte verbreiten zu können, müssen sie auf einer Plattform hochgeladen werden. Hierfür haben wir GitHub verwendet. GitHub ermöglicht nun, von jedem beliebingen Internetanschluss, mit Hilfe eines auch für Laien verständlichen Desktop-Clients, sich mit den hochgeladenen Dateien zu synchonisieren oder selber welche hochzuladen.</text:p>
      <text:p text:style-name="Standard">Zur Planung, hinsichtlich der einzelnen Aufgaben und der dafür benötigten Zeit haben wir Redmine verwendet. Hierbei handelt es sich um ein kostenloses Open Source Programm, in dem man Aufgaben, songenannte Tickets, erstellen kann. Diese Tickets kann man einzelnen Personen zuweisen und <text:s/>eine vorraussichtlich benötigete Zeit angeben. Des Weiteren kann man während man an der jeweiligen Aufgabe arbeitet seinen Fortschritt, aber auch etwaige Probleme dort dokumentieren. Da wir dieses System konsequent genutzt haben, war <text:s/>somit eine effiziente Zeitplanung, Aufgabenverteilung und gegenseitige Hilfestellung möglich. Des Weiteren können Außenstehende, wenn gewollt, den Arbeitsprozess so verfolgen. <text:s/></text:p>
      <text:p text:style-name="Standard"/>
      <text:p text:style-name="Standard">Arbeitsprozess:</text:p>
      <text:p text:style-name="Standard">Zu unserem Arbeitsprozess gibt es nicht wirklich viel zu sagen. Grundlegend lässt sich der gesamte Prozess in drei einzelne Abschnitte gliedern. Die Orientierung am Anfang, die eigentliche Implementierung/ die Erstellung des GUI und schließend die Zusammenführung von Oberfläche und Code.</text:p>
      <text:p text:style-name="Standard">Im ersten Schritte haben wir die oben erläuterten infrastrukturellen Fragen geklärt und uns über verschiedenen Verschlüsselungsalgorythmen grundlegend informiert. Melvin und Paul haben sich über RSA informiert, Thore und Henrik haben AES bearbeitet, Fabian hat sich mit der Elgamal Verschlüsselung auf eliptischen Kurven befasst, Mirko und Jan erarbeiteten die grobe Funktionsweise von TwoFish. Nach einer Besprechung, welche dieser fünf Algorythmen wir nun <text:soft-page-break/>umsetzten wollen, stand am Ende die Entscheidung fest, zunächst die beiden Standarts, nämlich AES und RSA, zu implementieren. Elgamal wurde erstmal aufgeschoben, da es auf komplexerer Mathematik basiert. TwoFish wurde verworfen, da es kaum praktische Anwendung findet und auch stiltechnisch sich nicht großartig von AES unterscheidet. Zur eigentlichen Erstellung des Programmms haben wir uns dann in Teilgruppen aufgeteilt.</text:p>
      <text:p text:style-name="Standard">In dieser zweiten Phase haben Jan und Mirko das GUI entworfen, während Paul und Melvin RSA <text:s/>und Fabian, Thore und Henrik AES implementierten.</text:p>
      <text:p text:style-name="Standard">Bei der Entwicklung des GUI wurde zunächst eine grobe Vorlage mithilfe von Bleistift und Zettel entworfen. Nachdem ein grobes Konzept erarbeitet war, musste für die Erstellung der Oberfläche eine Software gefunden werden. Die Entscheidung hierbei fiel ohne größere Diskusion auf "QT". Dieses Programm ermöglicht das schnelle Erstellen von grafischen Oberflächen und eine Programmierung der Funktionen durch rudimentäres C++. <text:s/>Diese Sprache ist sehr breit anwendbar und aufgrund vorhandener Vorkentnisse auch hier gut anzuwenden. Eine schon größere Herausforderung war die Anpassung der Oberfläche an die Bedürfnisse, welche die Verschlüsselungsskripte mit sich bringen. So benötigt AES z.B. die neben einem Eingabefeld für den <text:s/>Text eine Eingabemöglichkeit für ein Passwort. RSA hingegen muss zwar auch über eine Texteingabe verfügen, jedoch nicht über ein Passwortfeld, sondern eine Möglichkeit Schlüssel zu generieren oder bereits vorhandene aufzurufen. Des Weiteren musste eine Möglichkeit gefunden werden besagte Schlüssel zu speichern. Hierfür boten sich verschiedene Möglichkeiten, aus denen nach eingehender Betrachtung <text:s/>json-Dateien ausgesucht <text:s/>wurde. Diese sind logisch und funktionell aufgebaut, was eine geschickte und effiziente Handhabung der Daten ermöglicht. Doch wie meistens beim Entwickeln von Programmen hat die Fehelersuche, bei der Programmierung der Grundlagen, aber besonders hinsichtlich der Einbindung der json-Datein, viel Zeit gekostet. <text:s/>Doch durch größeren Zeitaufwand <text:s/>ist es möglich geblieben im vorgesehenden Zeitrahmen zu bleiben.</text:p>
      <text:p text:style-name="Standard">Für die Entwicklung des Backends, also das Schreiben der Veschlüsselungsskripte, haben wir uns für die Verwendung von Python entschieden. Diese Sprache ist schnell und gut zu verstehen, leicht lesbar durch ihre übersichtliche Struktur und vorallem gut auf Mathematik anwendbar. Des Weiteren ermöglicht Python eine relativ gute Verknüpfung mit Nutzeroberflächen.</text:p>
      <text:p text:style-name="Standard">Als Editor haben wir Sublime Text verwendet. Dieser Editor überzeugt vorallem durch gutes Syntax-Highlighting und somit durch gute Übersicht. Des Weiteren ist er mit verschiedenen Betriebssystemen kompatibel und vielseitig anwendbar, nicht nur für Python.</text:p>
      <text:p text:style-name="Standard">Da wir uns für den Beginn für die Umsetzung von AES und RSA entschieden haben, teilten der Rest der Gruppe, da Mirko und Jan schon mit dem GUI beschäftigt waren also Thore, Fabian, Melvin, Paul und Henrik, auf diese beiden Verfahren auf. Paul und Melvin setzen sich an RSA und Thore, Fabian und Henrik an AES. Nachdem wir uns dann nochmal eingehender mit der jeweiligen Verschlüsselung befassten, gelang es uns, obwohl zunächst keiner mehr als grundlegende Kentnisse von Python hatte, sowohl AES als auch RSA innerhalb unserer dafür eingeplanten Zeit lauffähig umsetzten(Anmerkunge siehe Punkt 4). Anschließend haben wir die Gruppen wieder neu aufgeteilt. <text:s/>Fabian hat sich dann doch an die Elgamal Verschlüsselung gesetzt, und auch lauffähig implementiert bekommen, während Thore den schriftlichen Teil zu AES, <text:s/>Paul den zu RSA und Henrik den allegemeinen Teil schrieb. Nachdem alle Texte grundlegend geschrieben waren, haben wir uns zusammengesetzt und sowohl inhaltlich als auch stiltechnisch mögliche Änderungen durchgesprochen. Melvin hat sich im folgenden Zeitraum <text:s/>um die Kompatibilität des RSA Skripts zum GUI gekümmert. Für AES und Elgamal hat Fabian die Übergabeparameter <text:s/>ergänzt. Nachdem auch diese Schritte beendet oder weit vorrangetrieben waren <text:s/>hat Thore, mithilfe des jeweiligen "Spezialisten" begonnen eine Präsentation zu entwerfen. Paul und Henrik haben zeitlgeich dazu die Dokumentation begonnen.</text:p>
      <text:p text:style-name="Standard">Wie man schon an <text:s/>der Arbeitsteilung sehen kann, <text:s/>war der Arbeitsprozess sehr dynamisch. Durch die kleinen Teilgruppen, ein motiviertes Herangehen an die Aufgaben,aber auch die Bereitschaft aller, Aufgaben zu übernehemen und zu erledigen ist es uns gelungen effektiv und sogar mit Spass zu arbeiten.</text:p>
      <text:p text:style-name="Standard">Wie bei einem Projekt dieser Größenordnung zu erwarten war, mussten wir unseren ursprünglichen <text:soft-page-break/>Plan teilweise abändern und ergänzen. So hatten wir ganz zu Beginn in Betracht gezogen TwoFish zu implementieren, jedoch verwarfen wir diesen Plan aus den oben genannten Gründen. So war es uns möglich die <text:s/>Standards AES und RSA, und auch für die "Zukunft" der Verschlüsselung nämlich die Verwendung von eliptischen Kurven umzusetzten. Wie wir im Laufe der Arbeit feststellen mussten, handelt es sich bei der Kryptographie um eine relativ abstrakte und schwer zu erklärende Thematik. Daher haben wir uns entschieden, nachdem AES und RSA implementiert waren, eine Präsentation in Form einer Folienreihe zu entwerfen, um die jeweiligen Abläufe zu visualisieren und zu erklären. Diese Präsentation war nicht Teil des geplanten Produktes, jedoch ist sie wohl essentiel für eine verständliche <text:s/>Darstllung bei der Messe. Zu erwähnen ist hier auch, dass RSA läuffähig selber implementiert wurden, jedoch basierend auf informatischen Effizienzproblemen dieses Skript nur mit geringen bis mittleren Schlüssellängen funktioniert. Damit auch mit großen Schlüsseln verschlüsselt werden kann, wurden in einer Version nicht selbstgeschriebene Teilfunktionen integriet. Dies ist zwar nicht so geplant, jeodoch im Rahmen dieses Projekts nicht anders möglich gewesen. <text:line-break/>Da wir uns, wie oben beschrieben, dafür entschieden haben, Elgamal zu implemtieren, da dieses in der Zukunft der Kryptographie wahrscheinlich eine große Rolle spielen wird, hatten wir keine Zeit mehr, einen eigene Verschlüsselung zu konzepieren. Hätten wir anstelle von Elgamal eine eigene Verschlüsselung entworfen, was zeittechnisch möglich gewesen wäre, so wären wir dennoch nicht in der Lage gewesen, etwas "sicheres" zu schreiben. Hätte man eine eigene <text:s/>auch nur halbwegs sichere Verschlüsselung entwerfen wollen, so hätte man das gesamt Projekt mit der gesamten Arbeitskraft hierdrauf focusieren müssen. Da dies jedoch nicht unser Ziel war, haben wir uns gegen einen eigenen Entwurf entschieden. <text:s/></text:p>
      <text:p text:style-name="Standard">Da beide Teile, sowohl Backend als auch GUI nun auf den gleichen Stand sind, folgt die dritte Phase, nämlich die Zusammenführung beider Komponenten. </text:p>
      <text:p text:style-name="Standard"/>
      <text:p text:style-name="Standard"/>
      <text:p text:style-name="Standard"/>
      <text:p text:style-name="Standard"/>
      <text:p text:style-name="Standard"/>
      <text:p text:style-name="Standard">D Arbeitsergebnisse:</text:p>
      <text:list xml:id="list277256414770229651" text:style-name="L1">
        <text:list-item>
          <text:p text:style-name="P1">Ergebnisse: - Programme(Backend+GUI)</text:p>
          <text:list>
            <text:list-item>
              <text:list>
                <text:list-item>
                  <text:list>
                    <text:list-header>
                      <text:p text:style-name="P1"><text:s/>- Mappe(Produktschrift)</text:p>
                      <text:p text:style-name="P1"><text:s/>- Präsentation zur Erläuterung</text:p>
                    </text:list-header>
                  </text:list>
                </text:list-item>
              </text:list>
            </text:list-item>
          </text:list>
        </text:list-item>
      </text:list>
      <text:p text:style-name="Standard">2)</text:p>
      <text:p text:style-name="Standard">Programm:</text:p>
      <text:p text:style-name="Standard">Bei dem Programm handelt es sich um Skripte, welche über eine Benutzeroberfläche aufgerufen werden können. In die Oberfläche kann man also einen Text eingeben, welcher dann, je nach gewähltem Verschlüsselungstyp, das jeweilige Skirpt aufruft. Das Skript verschlüsselt den Text, welcher dann wieder von der Oberfläche ausgegeben wird.</text:p>
      <text:p text:style-name="Standard">Für AES gibt es ein Eingabefeld für ein Password, für RSA und Elgamal eine Möglichkeit Schlüssel zu generieren oder, falls vorhanden, aufzurufen.</text:p>
      <text:p text:style-name="Standard">Das AES Skript ist komplett selber geschrieben und funktioniert korrekt. Bei der Vorbereitung für den Text, der in der Praxis vor der Verschlüsselung stattfindet, haben wir auf Teilschritte verzichtet, da diese Aufgrund von schlechter Dokumentation und Zeitmangles nicht zu leisten waren. Da diese Schritte jedoch auch nicht Teil unseres Projektes waren, ist dem keine sonderliche Bedeutung zuzumessen. Ähnlich sieht es bei der Schlüsselgenerierung aus. Der für AES benötigte Schlüssel wird mittels einer Hashfunktion aus einem Passwort abgeleitetet. Da wir zwar ein Schlüssel benötigen, jedoch die Hashfunktion von ca. gleicher Komplexität ist wie AES ansich, haben wir auf eine fertige Pythonimplementierung zurückgegriffen.</text:p>
      <text:p text:style-name="Standard">Für alle drei Verschlüsselungen ist es notwendig, die Buchstaben zunächst in Zahlen umzuwandeln, und später wieder zurück. Für diese Operation wird standartmäßig UTF-8 genutzt, welches wir, wenn auch eigentlich nicht Teil unseres Projektes, selber implementiert haben.</text:p>
      <text:p text:style-name="Standard"><text:soft-page-break/>RSA läuft soweit wie in der Praxis, mit den bereits unter den Konzeptänderungen beschiebenen Variationen. </text:p>
      <text:p text:style-name="Standard">Die genaue Funktionsweise, sowohl der Verschlüsselungen, als auch der Nutzeroberfläche findet man in der Mappe/Produktschrift ausfühlich erläutert. Desweiteren wird in der Mappe die Bedeutung der Kryptographie, historisch und heute, Dargestellung.</text:p>
      <text:p text:style-name="Standard">Die Präsentation ist, wie schon unter Konzeptänderungen dargelegt, zur Visualisierung und Erläuterung notwendig. In ihr werden die Funktionsweisen der Verschlüsselungen grafisch dargestellt. Die Präsentation ist somit zwar nur ergänzend zu den beiden Hauptprodukten, jedoch trotzdem elementar fürs Verständnis. </text:p>
      <text:p text:style-name="Standard"/>
      <text:p text:style-name="Standard">E Produkt</text:p>
      <text:p text:style-name="Standard">Bei den Produkten handelt es sich, wie schon beschrieben, um ein Programm, eine Mappe und eine Präsentation. Die gestellte Zielsetzung Verschlüsselung anzuwenden, ist heutzutage nichtmehr ohne Programmierung/ Computernutzung möglich. Die Mappe erläutert das Hauptprodukt und deren Funktionsweisen. Die Präsentation visualisiert diese.</text:p>
      <text:p text:style-name="Standard"/>
      <text:p text:style-name="Standard">F Anhang</text:p>
      <text:p text:style-name="Standard">1)quellen:(quellen nach thema sortieren)???</text:p>
      <text:p text:style-name="Standard">Literatur: Simon singh. "geheime Botschaften"(noch weitere daten).</text:p>
      <text:p text:style-name="Standard"><text:tab/>Das andere kryptobuch</text:p>
      <text:p text:style-name="Standard">2)INTERNET</text:p>
      <text:p text:style-name="Standard">3)Stormrechung+cola+mate+chips #Like</text:p>
      <text:list xml:id="list6665504402818845586" text:style-name="L2">
        <text:list-item>
          <text:p text:style-name="P2">sonstig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9M49S</meta:editing-duration>
    <meta:editing-cycles>171</meta:editing-cycles>
    <meta:generator>OpenOffice/4.1.1$Win32 OpenOffice.org_project/411m6$Build-9775</meta:generator>
    <dc:date>2015-05-13T14:08:00.27</dc:date>
    <meta:document-statistic meta:table-count="0" meta:image-count="0" meta:object-count="0" meta:page-count="4" meta:paragraph-count="49" meta:word-count="1745" meta:character-count="12743"/>
    <meta:user-defined meta:name="Info 1"/>
    <meta:user-defined meta:name="Info 2"/>
    <meta:user-defined meta:name="Info 3"/>
    <meta:user-defined meta:name="Info 4"/>
  </office:meta>
</office:document-meta>
</file>